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2000001752F88A577.png"/>
  <manifest:file-entry manifest:media-type="image/png" manifest:full-path="Pictures/10000201000002AA000003611DF9F882.png"/>
  <manifest:file-entry manifest:media-type="image/png" manifest:full-path="Pictures/100002010000025F000001344BEB5FFB.png"/>
  <manifest:file-entry manifest:media-type="image/png" manifest:full-path="Pictures/100002010000025200000354F8279FEF.png"/>
  <manifest:file-entry manifest:media-type="image/png" manifest:full-path="Pictures/10000201000002DF000003221DC25B0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variant="normal" fo:text-transform="none" fo:color="#111111" style:font-name="Times New Roman" fo:font-size="12pt" fo:letter-spacing="normal" fo:font-style="normal" fo:font-weight="bold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6.1252in" svg:height="6.6839in" draw:z-index="0"><draw:image xlink:href="Pictures/10000201000002DF000003221DC25B06.png" xlink:type="simple" xlink:show="embed" xlink:actuate="onLoad"/></draw:frame></text:p>
      <text:p text:style-name="Standard"/>
      <text:p text:style-name="P4"><draw:frame draw:style-name="fr1" draw:name="graphics2" text:anchor-type="paragraph" svg:width="5.3508in" svg:height="3.1083in" draw:z-index="1"><draw:image xlink:href="Pictures/1000020100000282000001752F88A577.png" xlink:type="simple" xlink:show="embed" xlink:actuate="onLoad"/></draw:frame></text:p>
      <text:p text:style-name="P2"><draw:frame draw:style-name="fr1" draw:name="graphics3" text:anchor-type="paragraph" svg:width="5.0583in" svg:height="2.5665in" draw:z-index="2"><draw:image xlink:href="Pictures/100002010000025F000001344BEB5FFB.png" xlink:type="simple" xlink:show="embed" xlink:actuate="onLoad"/></draw:frame></text:p>
      <text:p text:style-name="Standard"/>
      <text:p text:style-name="P3"><draw:frame draw:style-name="fr1" draw:name="graphics4" text:anchor-type="paragraph" svg:width="5.6835in" svg:height="7.2083in" draw:z-index="3"><draw:image xlink:href="Pictures/10000201000002AA000003611DF9F882.png" xlink:type="simple" xlink:show="embed" xlink:actuate="onLoad"/></draw:frame></text:p>
      <text:p text:style-name="Standard"/>
      <text:p text:style-name="P3"><draw:frame draw:style-name="fr1" draw:name="graphics5" text:anchor-type="paragraph" svg:width="4.9508in" svg:height="7.1008in" draw:z-index="4"><draw:image xlink:href="Pictures/100002010000025200000354F8279F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variant="normal" fo:text-transform="none" fo:color="#111111" style:font-name="Times New Roman" fo:font-size="12pt" fo:letter-spacing="normal" fo:font-style="normal" fo:font-weight="bold" style:font-size-asian="12pt" style:font-size-complex="12pt"/>
    </style:style>
    <style:style style:name="MT2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Strong_20_Emphasis"><text:span text:style-name="MT1">GNU Project Debugger</text:span></text:span><text:span text:style-name="MT2"> – Project 4<text:tab/><text:tab/>CS27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30T15:38:43.83</meta:creation-date>
    <dc:date>2020-01-13T02:33:14.16</dc:date>
    <meta:editing-duration>PT4M45S</meta:editing-duration>
    <meta:editing-cycles>2</meta:editing-cycles>
    <meta:generator>OpenOffice/4.1.6$Win32 OpenOffice.org_project/416m1$Build-9790</meta:generator>
    <meta:document-statistic meta:table-count="0" meta:image-count="5" meta:object-count="0" meta:page-count="4" meta:paragraph-count="1" meta:word-count="7" meta:character-count="40"/>
  </office:meta>
</office:document-meta>
</file>